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ffff" draw:marker-start-width="0.381cm" draw:marker-end-width="0.381cm" draw:fill-color="#ffff00" draw:opacity="30%" draw:textarea-horizontal-align="center" draw:textarea-vertical-align="middle" fo:padding-top="0.15cm" fo:padding-bottom="0.15cm" fo:padding-left="0.275cm" fo:padding-right="0.275cm" draw:shadow-offset-x="0.305cm" draw:shadow-offset-y="0.305cm" draw:shadow-opacity="3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6.35cm" svg:x="12.335cm" svg:y="1cm">
          <text:p/>
        </draw:rect>
        <draw:rect draw:style-name="gr1" draw:text-style-name="P1" draw:layer="layout" svg:width="10.16cm" svg:height="5.08cm" svg:x="1cm" svg:y="7.35cm">
          <text:p/>
        </draw:rect>
        <draw:rect draw:style-name="gr1" draw:text-style-name="P1" draw:layer="layout" svg:width="8.255cm" svg:height="5.08cm" svg:x="1cm" svg:y="1cm">
          <text:p/>
        </draw:rect>
        <draw:rect draw:style-name="gr1" draw:text-style-name="P1" draw:layer="layout" svg:width="8.255cm" svg:height="10.795cm" svg:x="12.43cm" svg:y="14.335cm">
          <text:p/>
        </draw:rect>
        <draw:rect draw:style-name="gr1" draw:text-style-name="P1" draw:layer="layout" svg:width="10.16cm" svg:height="7.525cm" svg:x="1cm" svg:y="19.415cm">
          <text:p/>
        </draw:rect>
        <draw:rect draw:style-name="gr1" draw:text-style-name="P1" draw:layer="layout" svg:width="8.255cm" svg:height="5.08cm" svg:x="1.635cm" svg:y="13.065cm">
          <text:p/>
        </draw:rect>
        <draw:rect draw:style-name="gr2" draw:text-style-name="P2" draw:id="id3" draw:layer="layout" svg:width="3.175cm" svg:height="1.27cm" svg:x="16.24cm" svg:y="3.54cm">
          <text:p text:style-name="P1"><text:span text:style-name="T1">exercise_wod</text:span></text:p>
        </draw:rect>
        <draw:rect draw:style-name="gr2" draw:text-style-name="P2" draw:id="id1" draw:layer="layout" svg:width="3.175cm" svg:height="1.27cm" svg:x="3.54cm" svg:y="13.7cm">
          <text:p text:style-name="P1"><text:span text:style-name="T1">score_type</text:span></text:p>
        </draw:rect>
        <draw:rect draw:style-name="gr2" draw:text-style-name="P2" draw:id="id22" draw:layer="layout" svg:width="3.175cm" svg:height="1.27cm" svg:x="3.54cm" svg:y="22.59cm">
          <text:p text:style-name="P1"><text:span text:style-name="T1">wod</text:span></text:p>
        </draw:rect>
        <draw:rect draw:style-name="gr2" draw:text-style-name="P2" draw:id="id7" draw:layer="layout" svg:width="3.175cm" svg:height="1.27cm" svg:x="1.635cm" svg:y="3.54cm">
          <text:p text:style-name="P1"><text:span text:style-name="T1">mode</text:span></text:p>
        </draw:rect>
        <draw:rect draw:style-name="gr2" draw:text-style-name="P2" draw:id="id10" draw:layer="layout" svg:width="3.175cm" svg:height="1.27cm" svg:x="3.54cm" svg:y="9.89cm">
          <text:p text:style-name="P1"><text:span text:style-name="T1">exercise</text:span></text:p>
        </draw:rect>
        <draw:rect draw:style-name="gr2" draw:text-style-name="P2" draw:id="id15" draw:layer="layout" svg:width="3.175cm" svg:height="1.27cm" svg:x="14.97cm" svg:y="19.415cm">
          <text:p text:style-name="P1"><text:span text:style-name="T1">score</text:span></text:p>
        </draw:rect>
        <draw:ellipse draw:style-name="gr2" draw:text-style-name="P2" draw:id="id4" draw:layer="layout" svg:width="1.905cm" svg:height="1.27cm" svg:x="16.875cm" svg:y="5.445cm">
          <text:p text:style-name="P1"><text:span text:style-name="T1">wod_id</text:span></text:p>
        </draw:ellipse>
        <draw:ellipse draw:style-name="gr2" draw:text-style-name="P3" draw:id="id5" draw:layer="layout" svg:width="3.81cm" svg:height="1.27cm" svg:x="16.24cm" svg:y="1.635cm">
          <text:p text:style-name="P1"><text:span text:style-name="T2">exercise_wod_id</text:span></text:p>
        </draw:ellipse>
        <draw:ellipse draw:style-name="gr2" draw:text-style-name="P2" draw:id="id29" draw:layer="layout" svg:width="2.54cm" svg:height="1.27cm" svg:x="13.065cm" svg:y="3.54cm">
          <text:p text:style-name="P1"><text:span text:style-name="T1">exercise_id</text:span></text:p>
        </draw:ellipse>
        <draw:ellipse draw:style-name="gr2" draw:text-style-name="P3" draw:id="id6" draw:layer="layout" svg:width="3.175cm" svg:height="1.27cm" svg:x="3.54cm" svg:y="15.605cm">
          <text:p text:style-name="P1"><text:span text:style-name="T2">score_type_id</text:span></text:p>
        </draw:ellipse>
        <draw:circle draw:style-name="gr2" draw:text-style-name="P2" draw:id="id2" draw:layer="layout" svg:width="1.27cm" svg:height="1.27cm" svg:x="7.985cm" svg:y="13.7cm">
          <text:p text:style-name="P1"><text:span text:style-name="T1">name</text:span></text:p>
        </draw:circle>
        <draw:connector draw:style-name="gr3" draw:text-style-name="P1" draw:layer="layout" draw:type="line" svg:x1="6.715cm" svg:y1="14.335cm" svg:x2="7.985cm" svg:y2="14.335cm" draw:start-shape="id1" draw:end-shape="id2" draw:end-glue-point="3" svg:d="m6715 14335h1270">
          <text:p/>
        </draw:connector>
        <draw:connector draw:style-name="gr3" draw:text-style-name="P1" draw:layer="layout" draw:type="line" svg:x1="17.827cm" svg:y1="4.81cm" svg:x2="17.827cm" svg:y2="5.445cm" draw:start-shape="id3" draw:end-shape="id4" draw:end-glue-point="0" svg:d="m17827 4810v635">
          <text:p/>
        </draw:connector>
        <draw:connector draw:style-name="gr3" draw:text-style-name="P1" draw:layer="layout" draw:type="line" svg:x1="17.827cm" svg:y1="3.54cm" svg:x2="18.145cm" svg:y2="2.905cm" draw:start-shape="id3" draw:end-shape="id5" svg:d="m17827 3540 318-635">
          <text:p/>
        </draw:connector>
        <draw:connector draw:style-name="gr3" draw:text-style-name="P1" draw:layer="layout" draw:type="line" svg:x1="5.127cm" svg:y1="14.97cm" svg:x2="5.127cm" svg:y2="15.605cm" draw:start-shape="id1" draw:end-shape="id6" svg:d="m5127 14970v635">
          <text:p/>
        </draw:connector>
        <draw:ellipse draw:style-name="gr2" draw:text-style-name="P3" draw:id="id8" draw:layer="layout" svg:width="1.905cm" svg:height="1.27cm" svg:x="6.08cm" svg:y="3.54cm">
          <text:p text:style-name="P1"><text:span text:style-name="T2">mode_id</text:span></text:p>
        </draw:ellipse>
        <draw:circle draw:style-name="gr2" draw:text-style-name="P2" draw:id="id9" draw:layer="layout" svg:width="1.27cm" svg:height="1.27cm" svg:x="2.905cm" svg:y="1.635cm">
          <text:p text:style-name="P1"><text:span text:style-name="T1">name</text:span></text:p>
        </draw:circle>
        <draw:connector draw:style-name="gr3" draw:text-style-name="P1" draw:layer="layout" draw:type="line" svg:x1="4.81cm" svg:y1="4.175cm" svg:x2="6.08cm" svg:y2="4.175cm" draw:start-shape="id7" draw:end-shape="id8" svg:d="m4810 4175h1270">
          <text:p/>
        </draw:connector>
        <draw:connector draw:style-name="gr3" draw:text-style-name="P1" draw:layer="layout" draw:type="line" svg:x1="3.222cm" svg:y1="3.54cm" svg:x2="3.54cm" svg:y2="2.905cm" draw:start-shape="id7" draw:end-shape="id9" svg:d="m3222 3540 318-635">
          <text:p/>
        </draw:connector>
        <draw:ellipse draw:style-name="gr2" draw:text-style-name="P3" draw:id="id13" draw:layer="layout" svg:width="2.54cm" svg:height="1.27cm" svg:x="7.35cm" svg:y="9.89cm">
          <text:p text:style-name="P1"><text:span text:style-name="T2">exercise_id</text:span></text:p>
        </draw:ellipse>
        <draw:ellipse draw:style-name="gr2" draw:text-style-name="P4" draw:id="id11" draw:layer="layout" svg:width="1.905cm" svg:height="1.27cm" svg:x="4.81cm" svg:y="7.985cm">
          <text:p text:style-name="P1"><text:span text:style-name="T3">mode_id</text:span></text:p>
        </draw:ellipse>
        <draw:circle draw:style-name="gr2" draw:text-style-name="P4" draw:id="id12" draw:layer="layout" svg:width="1.27cm" svg:height="1.27cm" svg:x="1.635cm" svg:y="9.255cm">
          <text:p text:style-name="P1"><text:span text:style-name="T3">name</text:span></text:p>
        </draw:circle>
        <draw:connector draw:style-name="gr3" draw:text-style-name="P1" draw:layer="layout" draw:type="line" svg:x1="5.127cm" svg:y1="9.89cm" svg:x2="5.762cm" svg:y2="9.255cm" draw:start-shape="id10" draw:end-shape="id11" svg:d="m5127 9890 635-635">
          <text:p/>
        </draw:connector>
        <draw:connector draw:style-name="gr3" draw:text-style-name="P1" draw:layer="layout" draw:type="line" svg:x1="3.54cm" svg:y1="10.525cm" svg:x2="2.905cm" svg:y2="9.89cm" draw:start-shape="id10" draw:end-shape="id12" svg:d="m3540 10525-635-635">
          <text:p/>
        </draw:connector>
        <draw:connector draw:style-name="gr3" draw:text-style-name="P1" draw:layer="layout" draw:type="line" svg:x1="6.715cm" svg:y1="10.525cm" svg:x2="7.35cm" svg:y2="10.525cm" draw:start-shape="id10" draw:end-shape="id13" svg:d="m6715 10525h635">
          <text:p/>
        </draw:connector>
        <draw:ellipse draw:style-name="gr2" draw:text-style-name="P2" draw:id="id27" draw:layer="layout" svg:width="1.905cm" svg:height="1.27cm" svg:x="3.54cm" svg:y="25.13cm">
          <text:p text:style-name="P1"><text:span text:style-name="T1">timelimit</text:span></text:p>
        </draw:ellipse>
        <draw:ellipse draw:style-name="gr2" draw:text-style-name="P3" draw:id="id26" draw:layer="layout" svg:width="1.905cm" svg:height="1.27cm" svg:x="7.985cm" svg:y="21.955cm">
          <text:p text:style-name="P1"><text:span text:style-name="T2">wod_id</text:span></text:p>
        </draw:ellipse>
        <draw:circle draw:style-name="gr2" draw:text-style-name="P2" draw:id="id25" draw:layer="layout" svg:width="1.27cm" svg:height="1.27cm" svg:x="1cm" svg:y="20.685cm">
          <text:p text:style-name="P1"><text:span text:style-name="T1">name</text:span></text:p>
        </draw:circle>
        <draw:circle draw:style-name="gr2" draw:text-style-name="P2" draw:id="id24" draw:layer="layout" svg:width="1.27cm" svg:height="1.27cm" svg:x="1cm" svg:y="23.225cm">
          <text:p text:style-name="P1"><text:span text:style-name="T1">notes</text:span></text:p>
        </draw:circle>
        <draw:ellipse draw:style-name="gr2" draw:text-style-name="P2" draw:id="id23" draw:layer="layout" svg:width="3.175cm" svg:height="1.27cm" svg:x="3.54cm" svg:y="20.05cm">
          <text:p text:style-name="P1"><text:span text:style-name="T1">score_type_id</text:span></text:p>
        </draw:ellipse>
        <draw:ellipse draw:style-name="gr2" draw:text-style-name="P2" draw:id="id28" draw:layer="layout" svg:width="2.54cm" svg:height="1.27cm" svg:x="7.35cm" svg:y="25.13cm">
          <text:p text:style-name="P1"><text:span text:style-name="T1">date_created</text:span></text:p>
        </draw:ellipse>
        <draw:ellipse draw:style-name="gr2" draw:text-style-name="P2" draw:id="id19" draw:layer="layout" svg:width="2.54cm" svg:height="1.27cm" svg:x="13.7cm" svg:y="16.875cm">
          <text:p text:style-name="P1"><text:span text:style-name="T1">wod_id</text:span></text:p>
        </draw:ellipse>
        <draw:ellipse draw:style-name="gr2" draw:text-style-name="P2" draw:id="id20" draw:layer="layout" svg:width="2.54cm" svg:height="1.27cm" svg:x="17.51cm" svg:y="16.875cm">
          <text:p text:style-name="P1"><text:span text:style-name="T1">time_entered</text:span></text:p>
        </draw:ellipse>
        <draw:ellipse draw:style-name="gr2" draw:text-style-name="P3" draw:id="id17" draw:layer="layout" svg:width="2.54cm" svg:height="1.27cm" svg:x="17.51cm" svg:y="21.955cm">
          <text:p text:style-name="P1"><text:span text:style-name="T2">score_id</text:span></text:p>
        </draw:ellipse>
        <draw:ellipse draw:style-name="gr2" draw:text-style-name="P2" draw:id="id16" draw:layer="layout" svg:width="3.175cm" svg:height="1.27cm" svg:x="14.335cm" svg:y="22.59cm">
          <text:p text:style-name="P1"><text:span text:style-name="T1">num_repetitions</text:span></text:p>
        </draw:ellipse>
        <draw:ellipse draw:style-name="gr2" draw:text-style-name="P2" draw:id="id21" draw:layer="layout" svg:width="2.54cm" svg:height="1.27cm" svg:x="15.605cm" svg:y="14.97cm">
          <text:p text:style-name="P1"><text:span text:style-name="T1">timestamp</text:span></text:p>
        </draw:ellipse>
        <draw:circle draw:style-name="gr2" draw:text-style-name="P2" draw:id="id18" draw:layer="layout" svg:width="1.27cm" svg:height="1.27cm" svg:x="18.78cm" svg:y="19.415cm">
          <text:p text:style-name="P1"><text:span text:style-name="T1">notes</text:span></text:p>
        </draw:circle>
        <draw:circle draw:style-name="gr2" draw:text-style-name="P2" draw:id="id14" draw:layer="layout" svg:width="1.27cm" svg:height="1.27cm" svg:x="13.065cm" svg:y="21.32cm">
          <text:p text:style-name="P1"><text:span text:style-name="T1">time</text:span></text:p>
        </draw:circle>
        <draw:connector draw:style-name="gr3" draw:text-style-name="P1" draw:layer="layout" draw:type="line" svg:x1="13.7cm" svg:y1="21.32cm" svg:x2="14.97cm" svg:y2="20.05cm" draw:start-shape="id14" draw:end-shape="id15" svg:d="m13700 21320 1270-1270">
          <text:p/>
        </draw:connector>
        <draw:connector draw:style-name="gr3" draw:text-style-name="P1" draw:layer="layout" draw:type="line" svg:x1="15.922cm" svg:y1="22.59cm" svg:x2="16.557cm" svg:y2="20.685cm" draw:start-shape="id16" draw:end-shape="id15" svg:d="m15922 22590 635-1905">
          <text:p/>
        </draw:connector>
        <draw:connector draw:style-name="gr3" draw:text-style-name="P1" draw:layer="layout" draw:type="line" svg:x1="18.78cm" svg:y1="21.955cm" svg:x2="18.145cm" svg:y2="20.05cm" draw:start-shape="id17" draw:start-glue-point="0" draw:end-shape="id15" svg:d="m18780 21955-635-1905">
          <text:p/>
        </draw:connector>
        <draw:connector draw:style-name="gr3" draw:text-style-name="P1" draw:layer="layout" draw:type="line" svg:x1="18.78cm" svg:y1="20.05cm" svg:x2="18.145cm" svg:y2="20.05cm" draw:start-shape="id18" draw:end-shape="id15" svg:d="m18780 20050h-635">
          <text:p/>
        </draw:connector>
        <draw:connector draw:style-name="gr3" draw:text-style-name="P1" draw:layer="layout" draw:type="line" svg:x1="14.97cm" svg:y1="18.145cm" svg:x2="14.97cm" svg:y2="20.05cm" draw:start-shape="id19" draw:end-shape="id15" svg:d="m14970 18145v1905">
          <text:p/>
        </draw:connector>
        <draw:connector draw:style-name="gr3" draw:text-style-name="P1" draw:layer="layout" draw:type="line" svg:x1="18.78cm" svg:y1="18.145cm" svg:x2="18.145cm" svg:y2="20.05cm" draw:start-shape="id20" draw:start-glue-point="2" draw:end-shape="id15" svg:d="m18780 18145-635 1905">
          <text:p/>
        </draw:connector>
        <draw:connector draw:style-name="gr3" draw:text-style-name="P1" draw:layer="layout" draw:type="line" svg:x1="16.875cm" svg:y1="16.24cm" svg:x2="16.557cm" svg:y2="19.415cm" draw:start-shape="id21" draw:end-shape="id15" svg:d="m16875 16240-318 3175">
          <text:p/>
        </draw:connector>
        <draw:connector draw:style-name="gr3" draw:text-style-name="P1" draw:layer="layout" draw:type="line" svg:x1="5.127cm" svg:y1="22.59cm" svg:x2="5.127cm" svg:y2="21.32cm" draw:start-shape="id22" draw:end-shape="id23" svg:d="m5127 22590v-1270">
          <text:p/>
        </draw:connector>
        <draw:connector draw:style-name="gr3" draw:text-style-name="P1" draw:layer="layout" draw:type="line" svg:x1="3.54cm" svg:y1="23.225cm" svg:x2="1.635cm" svg:y2="23.225cm" draw:start-shape="id22" draw:end-shape="id24" draw:end-glue-point="0" svg:d="m3540 23225h-1905">
          <text:p/>
        </draw:connector>
        <draw:connector draw:style-name="gr3" draw:text-style-name="P1" draw:layer="layout" draw:type="line" svg:x1="3.54cm" svg:y1="23.225cm" svg:x2="2.27cm" svg:y2="21.32cm" draw:start-shape="id22" draw:end-shape="id25" svg:d="m3540 23225-1270-1905">
          <text:p/>
        </draw:connector>
        <draw:connector draw:style-name="gr3" draw:text-style-name="P1" draw:layer="layout" draw:type="line" svg:x1="6.715cm" svg:y1="23.225cm" svg:x2="7.985cm" svg:y2="22.59cm" draw:start-shape="id22" draw:end-shape="id26" svg:d="m6715 23225 1270-635">
          <text:p/>
        </draw:connector>
        <draw:connector draw:style-name="gr3" draw:text-style-name="P1" draw:layer="layout" draw:type="line" svg:x1="5.127cm" svg:y1="23.86cm" svg:x2="4.492cm" svg:y2="25.13cm" draw:start-shape="id22" draw:end-shape="id27" svg:d="m5127 23860-635 1270">
          <text:p/>
        </draw:connector>
        <draw:connector draw:style-name="gr3" draw:text-style-name="P1" draw:layer="layout" draw:type="line" svg:x1="6.715cm" svg:y1="23.225cm" svg:x2="7.35cm" svg:y2="25.765cm" draw:start-shape="id22" draw:end-shape="id28" svg:d="m6715 23225 635 2540">
          <text:p/>
        </draw:connector>
        <draw:connector draw:style-name="gr4" draw:text-style-name="P1" draw:layer="layout" draw:type="curve" svg:x1="13.065cm" svg:y1="4.175cm" svg:x2="9.89cm" svg:y2="10.525cm" draw:start-shape="id29" draw:start-glue-point="3" draw:end-shape="id13" svg:d="m13065 4175c-2380 0-793 6350-3175 6350">
          <text:p/>
        </draw:connector>
        <draw:connector draw:style-name="gr4" draw:text-style-name="P1" draw:layer="layout" draw:type="curve" draw:line-skew="-0.953cm" svg:x1="16.875cm" svg:y1="6.08cm" svg:x2="9.89cm" svg:y2="22.59cm" draw:start-shape="id4" draw:end-shape="id26" svg:d="m16875 6080c-6667 0-3175 16510-6985 16510">
          <text:p/>
        </draw:connector>
        <draw:connector draw:style-name="gr4" draw:text-style-name="P1" draw:layer="layout" draw:type="curve" svg:x1="13.7cm" svg:y1="17.51cm" svg:x2="9.89cm" svg:y2="22.59cm" draw:start-shape="id19" draw:end-shape="id26" draw:end-glue-point="1" svg:d="m13700 17510c-2857 0-953 5080-3810 5080">
          <text:p/>
        </draw:connector>
        <draw:connector draw:style-name="gr4" draw:text-style-name="P1" draw:layer="layout" draw:type="curve" svg:x1="5.762cm" svg:y1="7.985cm" svg:x2="7.032cm" svg:y2="4.81cm" draw:start-shape="id11" draw:start-glue-point="0" draw:end-shape="id8" svg:d="m5762 7985c0-2380 1270-793 1270-3175">
          <text:p/>
        </draw:connector>
        <draw:connector draw:style-name="gr4" draw:text-style-name="P1" draw:layer="layout" draw:type="curve" svg:x1="5.127cm" svg:y1="20.05cm" svg:x2="5.127cm" svg:y2="16.875cm" draw:start-shape="id23" draw:start-glue-point="0" draw:end-shape="id6" svg:d="m5127 20050v-3175">
          <text:p/>
        </draw:connector>
        <draw:connector draw:style-name="gr3" draw:text-style-name="P1" draw:layer="layout" draw:type="curve" svg:x1="19.415cm" svg:y1="4.175cm" svg:x2="19.415cm" svg:y2="4.175cm" draw:start-shape="id3" draw:end-shape="id3" draw:end-glue-point="1" svg:d="m19415 4175">
          <text:p/>
        </draw:connector>
        <draw:connector draw:style-name="gr3" draw:text-style-name="P1" draw:layer="layout" draw:type="line" svg:x1="16.24cm" svg:y1="4.175cm" svg:x2="15.605cm" svg:y2="4.175cm" draw:start-shape="id3" draw:end-shape="id29" svg:d="m16240 4175h-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Dalrmple</meta:initial-creator>
    <meta:creation-date>2011-01-27T17:35:44</meta:creation-date>
    <dc:date>2011-01-27T18:09:47</dc:date>
    <dc:creator>Matthew Dalrmple</dc:creator>
    <meta:editing-duration>PT00H17M47S</meta:editing-duration>
    <meta:editing-cycles>3</meta:editing-cycles>
    <meta:generator>OpenOffice.org/3.2$Unix OpenOffice.org_project/320m18$Build-9502</meta:generator>
    <meta:document-statistic meta:object-count="64"/>
  </office:meta>
</office:document-meta>
</file>